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p>
      <text:p text:style-name="P1"/>
      <text:p text:style-name="P3">Déroulement simple des commandes pour un test basique mais naïf :</text:p>
      <text:p text:style-name="P4">-obtenir de l'aide sur l'usage</text:p>
      <text:p text:style-name="P4">-ajouter un administrateur <text:span text:style-name="T1">(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en terme de score sur tout le slack)</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6T10:35:23.871496584</dc:date>
    <meta:editing-duration>PT3M15S</meta:editing-duration>
    <meta:editing-cycles>9</meta:editing-cycles>
    <meta:document-statistic meta:table-count="3" meta:image-count="0" meta:object-count="0" meta:page-count="4" meta:paragraph-count="121" meta:word-count="820" meta:character-count="5224" meta:non-whitespace-character-count="4455"/>
  </office:meta>
</office:document-meta>
</file>